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wi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([.A6]+[.$A$2])/[.A8]*([.A6]+[.$A$2]-1)/([.A8]-1)" office:value-type="float" office:value="0.19047619047619" calcext:value-type="float">
            <text:p>0.19047619047619</text:p>
          </table:table-cell>
          <table:table-cell table:formula="of:=([.B6]+[.$B$2])/[.A8]*([.B6]+[.$B$2]-1)/([.A8]-1)" office:value-type="float" office:value="0.301587301587302" calcext:value-type="float">
            <text:p>0.301587301587302</text:p>
          </table:table-cell>
          <table:table-cell table:formula="of:=SUM([.C6:.D6])" office:value-type="float" office:value="0.492063492063492" calcext:value-type="float">
            <text:p>0.492063492063492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([.A6]+[.$A$2])/[.A8]*([.B6]+[.$B$2])/([.A8]-1)" office:value-type="float" office:value="0.253968253968254" calcext:value-type="float">
            <text:p>0.253968253968254</text:p>
          </table:table-cell>
          <table:table-cell table:formula="of:=([.B6]+[.$B$2])/[.A8]*([.A6]+[.$A$2])/([.A8]-1)" office:value-type="float" office:value="0.253968253968254" calcext:value-type="float">
            <text:p>0.253968253968254</text:p>
          </table:table-cell>
          <table:table-cell table:formula="of:=SUM([.C6:.D7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A6:.B6];[.$A$2:.$B$2])" office:value-type="float" office:value="36" calcext:value-type="float">
            <text:p>36</text:p>
          </table:table-cell>
          <table:table-cell table:style-name="ce1" table:formula="of:=[.A8]=36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([.A11]+[.$A$2])/[.A13]*([.A11]+[.$A$2]-1)/([.A13]-1)" office:value-type="float" office:value="0.438095238095238" calcext:value-type="float">
            <text:p>0.438095238095238</text:p>
          </table:table-cell>
          <table:table-cell table:formula="of:=([.B11]+[.$B$2])/[.A13]*([.B11]+[.$B$2]-1)/([.A13]-1)" office:value-type="float" office:value="0.104761904761905" calcext:value-type="float">
            <text:p>0.104761904761905</text:p>
          </table:table-cell>
          <table:table-cell table:formula="of:=SUM([.C11:.D11])" office:value-type="float" office:value="0.542857142857143" calcext:value-type="float">
            <text:p>0.542857142857143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([.A11]+[.$A$2])/[.A13]*([.B11]+[.$B$2])/([.A13]-1)" office:value-type="float" office:value="0.228571428571429" calcext:value-type="float">
            <text:p>0.228571428571429</text:p>
          </table:table-cell>
          <table:table-cell table:formula="of:=([.B11]+[.$B$2])/[.A13]*([.A11]+[.$A$2])/([.A13]-1)" office:value-type="float" office:value="0.228571428571429" calcext:value-type="float">
            <text:p>0.228571428571429</text:p>
          </table:table-cell>
          <table:table-cell table:formula="of:=SUM([.C11:.D12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A11:.B11];[.$A$2:.$B$2])" office:value-type="float" office:value="36" calcext:value-type="float">
            <text:p>36</text:p>
          </table:table-cell>
          <table:table-cell table:style-name="ce1" table:formula="of:=[.A13]=36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[.A16]+[.$A$2])/[.A18]*([.A16]+[.$A$2]-1)/([.A18]-1)" office:value-type="float" office:value="0.787301587301587" calcext:value-type="float">
            <text:p>0.787301587301587</text:p>
          </table:table-cell>
          <table:table-cell table:formula="of:=([.B16]+[.$B$2])/[.A18]*([.B16]+[.$B$2]-1)/([.A18]-1)" office:value-type="float" office:value="0.00952380952380952" calcext:value-type="float">
            <text:p>0.00952380952381</text:p>
          </table:table-cell>
          <table:table-cell table:formula="of:=SUM([.C16:.D16])" office:value-type="float" office:value="0.796825396825397" calcext:value-type="float">
            <text:p>0.796825396825397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([.A16]+[.$A$2])/[.A18]*([.B16]+[.$B$2])/([.A18]-1)" office:value-type="float" office:value="0.101587301587302" calcext:value-type="float">
            <text:p>0.101587301587302</text:p>
          </table:table-cell>
          <table:table-cell table:formula="of:=([.B16]+[.$B$2])/[.A18]*([.A16]+[.$A$2])/([.A18]-1)" office:value-type="float" office:value="0.101587301587302" calcext:value-type="float">
            <text:p>0.101587301587302</text:p>
          </table:table-cell>
          <table:table-cell table:formula="of:=SUM([.C16:.D17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A16:.B16];[.$A$2:.$B$2])" office:value-type="float" office:value="36" calcext:value-type="float">
            <text:p>36</text:p>
          </table:table-cell>
          <table:table-cell table:style-name="ce1" table:formula="of:=[.A18]=36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[.A21]+[.$A$2])/[.A23]*([.A21]+[.$A$2]-1)/([.A23]-1)" office:value-type="float" office:value="0.0444444444444444" calcext:value-type="float">
            <text:p>0.044444444444445</text:p>
          </table:table-cell>
          <table:table-cell table:formula="of:=([.B21]+[.$B$2])/[.A23]*([.B21]+[.$B$2]-1)/([.A23]-1)" office:value-type="float" office:value="0.6" calcext:value-type="float">
            <text:p>0.6</text:p>
          </table:table-cell>
          <table:table-cell table:formula="of:=SUM([.C21:.D21])" office:value-type="float" office:value="0.644444444444444" calcext:value-type="float">
            <text:p>0.64444444444444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([.A21]+[.$A$2])/[.A23]*([.B21]+[.$B$2])/([.A23]-1)" office:value-type="float" office:value="0.177777777777778" calcext:value-type="float">
            <text:p>0.177777777777778</text:p>
          </table:table-cell>
          <table:table-cell table:formula="of:=([.B21]+[.$B$2])/[.A23]*([.A21]+[.$A$2])/([.A23]-1)" office:value-type="float" office:value="0.177777777777778" calcext:value-type="float">
            <text:p>0.177777777777778</text:p>
          </table:table-cell>
          <table:table-cell table:formula="of:=SUM([.C21:.D22])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A21:.B21];[.$A$2:.$B$2])" office:value-type="float" office:value="36" calcext:value-type="float">
            <text:p>36</text:p>
          </table:table-cell>
          <table:table-cell table:style-name="ce1" table:formula="of:=[.A23]=36" office:value-type="boolean" office:boolean-value="true" calcext:value-type="boolean">
            <text:p>TR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0:31:31.137266485</meta:creation-date>
    <dc:date>2021-01-06T00:40:57.933799626</dc:date>
    <meta:editing-duration>PT9M27S</meta:editing-duration>
    <meta:editing-cycles>1</meta:editing-cycles>
    <meta:generator>LibreOffice/6.0.7.3$Linux_X86_64 LibreOffice_project/00m0$Build-3</meta:generator>
    <meta:document-statistic meta:table-count="1" meta:cell-count="69" meta:object-count="0"/>
  </office:meta>
</office:document-meta>
</file>